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font-name="Georgia" fo:font-size="10.5pt" fo:letter-spacing="normal" fo:font-style="normal"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398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evels:</text:p>
      <text:p text:style-name="P2"/>
      <text:p text:style-name="P2">(Desert)</text:p>
      <text:p text:style-name="P1">0.) Make your way to town (mandatory) <text:s text:c="4"/>-(mole, spitter) <text:s text:c="2"/>(2:10)</text:p>
      <text:p text:style-name="P1"><text:s text:c="12"/><text:span text:style-name="T2">Main Quest: Get to town</text:span></text:p>
      <text:p text:style-name="P5"><text:tab/>Side Quest: <text:s/>none</text:p>
      <text:p text:style-name="P1">1.) Clear the antenna of scorpions (mandatory) <text:s text:c="2"/>(3:00)</text:p>
      <text:p text:style-name="P5"><text:tab/>Main Quest: Clear the antenna of scorpions </text:p>
      <text:p text:style-name="P5"><text:tab/>Side Quest: Find 3 supply crates.</text:p>
      <text:p text:style-name="P1">2.) Find what the armor guy needs for his workbench (mandatory) <text:s text:c="2"/>-(dabat) <text:s text:c="2"/>(4:00)</text:p>
      <text:p text:style-name="P5"><text:tab/>Main Quest: Find the blacksmiths reactor <text:s text:c="3"/></text:p>
      <text:p text:style-name="P5"><text:tab/>Side Quest: Find mysterious artifact. </text:p>
      <text:p text:style-name="P1">3.) Destroy Large Dabat Nest <text:s text:c="2"/>(5:00)</text:p>
      <text:p text:style-name="P5"><text:tab/>Main Quest: The townsfolk have noticed a lot of Dabats around, find and destroy the Dabat nest.</text:p>
      <text:p text:style-name="P5"><text:tab/>Side Quest: <text:s/>find and kill the giant dabat <text:s text:c="4"/><text:span text:style-name="T3">Unlock: Bayonet Attachment</text:span></text:p>
      <text:p text:style-name="P1">4.) Restart power generator <text:s text:c="2"/>(5:30) <text:s text:c="3"/></text:p>
      <text:p text:style-name="P9">Main Quest: The defenses of the power generation station nearby have been ravaged by Dahla, and now <text:s/>the generator <text:s/>has been taken over by the deadly monsters. Clear the generator of the monsters and restart it.</text:p>
      <text:p text:style-name="P5"><text:tab/>Side Quest: Find the lost weapons cache. <text:s text:c="4"/><text:span text:style-name="T3">Unlock: Improved Radar</text:span></text:p>
      <text:p text:style-name="P1">5.) <text:s/>Track down lost caravan <text:s/>(mandatory) (5:00)<text:span text:style-name="T3">Boss</text:span>: ultra mole</text:p>
      <text:p text:style-name="P5"><text:tab/>Main Quest: track down the lost caravan <text:s text:c="5"/></text:p>
      <text:p text:style-name="P5"><text:tab/>Side Quest: <text:span text:style-name="T3"><text:s/></text:span>Rescue any survivors <text:s text:c="9"/><text:span text:style-name="T3">Unlock: Hard To Kill</text:span></text:p>
      <text:p text:style-name="P5"/>
      <text:p text:style-name="P2">(Caves)</text:p>
      <text:p text:style-name="P1">6.) <text:s/>Reactivate water pumps (mandatory) -(jumper, mucker) (5:20)</text:p>
      <text:p text:style-name="P5"><text:tab/>Main Quest: Find and activate the 3 water switches</text:p>
      <text:p text:style-name="P5"><text:tab/>Side Quest: </text:p>
      <text:p text:style-name="P1">7.) Find and repair broken pipe- (super motocco)(4:30)</text:p>
      <text:p text:style-name="P5"><text:s text:c="14"/>Main Quest: our pipe is busted! find it and destroy it (fix it) </text:p>
      <text:p text:style-name="P5"><text:tab/>Side Quest: </text:p>
      <text:p text:style-name="P1">8.) Fix broken pump <text:s/>(6:30)</text:p>
      <text:p text:style-name="P5"><text:s text:c="14"/>Main Quest: Fix piece of infrastructure </text:p>
      <text:p text:style-name="P5"><text:tab/>Side Quest: </text:p>
      <text:p text:style-name="P1">9.) Investigate underground ruins (mandatory) (3:00?)</text:p>
      <text:p text:style-name="P5"><text:s text:c="14"/>Main Quest: Investigate the ruins</text:p>
      <text:p text:style-name="P5"><text:tab/>Side Quest: </text:p>
      <text:p text:style-name="P1">10.) Destroy source of creatures (mandatory) (5:00) <text:span text:style-name="T3">Boss: </text:span>trap room</text:p>
      <text:p text:style-name="P5"><text:s text:c="14"/>Main Quest: <text:s/>head into the underground ruins and defeat the source of the creatures</text:p>
      <text:p text:style-name="P5"><text:tab/>Side Quest: </text:p>
      <text:p text:style-name="P5"/>
      <text:p text:style-name="P2">(Temple Ruins)</text:p>
      <text:p text:style-name="P1">11.) Destroy the three commando radio towers</text:p>
      <text:p text:style-name="P5"><text:s text:c="14"/>Main Quest: destroy the three commando outposts in the desert</text:p>
      <text:p text:style-name="P5"><text:tab/>Side Quest: </text:p>
      <text:p text:style-name="P1">12.) Destroy the commando weapons cache</text:p>
      <text:p text:style-name="P5"><text:tab/>Main Quest: destroy the commando weapon cache</text:p>
      <text:p text:style-name="P5"><text:tab/>Side Quest: </text:p>
      <text:p text:style-name="P1">13.) Find the commando base</text:p>
      <text:p text:style-name="P1"><text:s text:c="12"/><text:span text:style-name="T2">Main Quest: <text:s/>find the commando base</text:span></text:p>
      <text:p text:style-name="P5"><text:tab/>Side Quest: </text:p>
      <text:p text:style-name="P1">14.) Blast your way into the base</text:p>
      <text:p text:style-name="P1"><text:s text:c="12"/><text:span text:style-name="T2">Main Quest: blast your way into the base</text:span></text:p>
      <text:p text:style-name="P5"><text:tab/>Side Quest: </text:p>
      <text:p text:style-name="P1"><text:soft-page-break/>15.) Find the source of the energy disruption</text:p>
      <text:p text:style-name="P5"><text:s text:c="13"/>Main Quest: <text:s/><text:span text:style-name="T4">Find the source of the energy disruption</text:span></text:p>
      <text:p text:style-name="P5"><text:s text:c="13"/>Side Quest: </text:p>
      <text:p text:style-name="P1">16.) Destroy the "insert cool thing" (mandatory) </text:p>
      <text:p text:style-name="P5"><text:tab/>Main Quest: Destroy the thing</text:p>
      <text:p text:style-name="P5"><text:tab/>Side Quest: </text:p>
      <text:p text:style-name="P5"/>
      <text:p text:style-name="P1">17.) Kill Boss <text:s text:c="2"/><text:span text:style-name="T3">Final Boss</text:span></text:p>
      <text:p text:style-name="P4"/>
      <text:p text:style-name="P4"/>
      <text:p text:style-name="P4"/>
      <text:p text:style-name="P3"/>
      <text:p text:style-name="P3">Level Directions: </text:p>
      <text:p text:style-name="Standard">go right,</text:p>
      <text:p text:style-name="Standard">go up-right, </text:p>
      <text:p text:style-name="Standard">go down-right,</text:p>
      <text:p text:style-name="Standard">go up then right then down, </text:p>
      <text:p text:style-name="Standard">go down then right then up,</text:p>
      <text:p text:style-name="Standard">square</text:p>
      <text:p text:style-name="Standard">underground</text:p>
      <text:p text:style-name="Standard"/>
      <text:p text:style-name="P3">Level Elements:</text:p>
      <text:p text:style-name="P4">rooms that lock you in</text:p>
      <text:p text:style-name="P4">switches to open doors</text:p>
      <text:p text:style-name="P4">turn on lights in underground</text:p>
      <text:p text:style-name="P4">secret vendor</text:p>
      <text:p text:style-name="P4">jumping elements that would be a shortcut if you didn't fall</text:p>
      <text:p text:style-name="P4"/>
      <text:p text:style-name="P3">Level Goals:</text:p>
      <text:p text:style-name="P6">reach a destination</text:p>
      <text:p text:style-name="P6">defeat a specific monster</text:p>
      <text:p text:style-name="P4"><text:span text:style-name="T1">destroy scattered structures</text:span> </text:p>
      <text:p text:style-name="P4">catch a monster</text:p>
      <text:p text:style-name="P4"/>
      <text:p text:style-name="P4"/>
      <text:p text:style-name="P4"/>
      <text:p text:style-name="P4"/>
      <text:p text:style-name="P7">Town State</text:p>
      <text:p text:style-name="P4"/>
      <text:p text:style-name="P8">After Level 0):</text:p>
      <text:p text:style-name="P4"><text:s text:c="3"/><text:span text:style-name="T3"><text:s/>Slash:</text:span> <text:s/></text:p>
      <text:p text:style-name="P4"><text:tab/>Positon: Near checkpoint</text:p>
      <text:p text:style-name="P4"><text:s text:c="12"/>Dialogue: "I parked the Danger Cart near the middle of town. We can use it as a staging area to</text:p>
      <text:p text:style-name="P4"><text:s text:c="30"/>run missions from. The first order of business is to get the antenna up and working </text:p>
      <text:p text:style-name="P4"><text:s text:c="30"/>again so we can communicate. Use the control panel on the danger cart to select </text:p>
      <text:p text:style-name="P4"><text:s text:c="30"/>the mission. Before you head out, click on the training simulator next to the cart to give yourself a new skill."</text:p>
      <text:p text:style-name="P4"/>
      <text:p text:style-name="P4"><text:s text:c="4"/><text:span text:style-name="T3">Brice</text:span>: </text:p>
      <text:p text:style-name="P4"><text:soft-page-break/><text:s text:c="13"/>Dialogue: "Welcome to Titanis! I sell weapons and armor. Unfortunately,<text:tab/> <text:tab/> <text:s text:c="21"/><text:tab/> <text:s text:c="19"/><text:tab/> <text:s text:c="19"/>I locked all of my gear up and seem to have misplaced the key. If you find it, bring <text:s/><text:tab/> <text:s text:c="20"/>it back to me and I will give you a good deal on some items!"</text:p>
      <text:p text:style-name="P4"><text:s text:c="13"/>Menu: Hidden <text:s text:c="2"/></text:p>
      <text:p text:style-name="P4"/>
      <text:p text:style-name="P4"><text:s text:c="4"/><text:span text:style-name="T3">Dr. Tam: </text:span></text:p>
      <text:p text:style-name="P4"><text:s text:c="12"/>Dialogue: "Thank you for answering our distress signal! Welcome to Titanis,I am the doctor in <text:s text:c="2"/><text:tab/><text:tab/> <text:s text:c="5"/>this town. Click on my workbench to buy some healing potions."</text:p>
      <text:p text:style-name="P4"><text:s text:c="12"/>Menu: Available</text:p>
      <text:p text:style-name="P4"/>
      <text:p text:style-name="P4"><text:s text:c="4"/><text:span text:style-name="T3">Old Man: </text:span></text:p>
      <text:p text:style-name="P4"><text:s text:c="13"/>Dialogue: "Oh thank goodness you came! We have been under attack by a group of <text:s/></text:p>
      <text:p text:style-name="P4"><text:s text:c="32"/>bandits. They showed up a few days ago and have been sending out raiding parties <text:s/><text:tab/><text:tab/> <text:s text:c="7"/>to <text:s/>attack our town!"</text:p>
      <text:p text:style-name="P4"><text:s text:c="14"/>Menu: Hidden</text:p>
      <text:p text:style-name="P4"/>
      <text:p text:style-name="P4"/>
      <text:p text:style-name="P8">After Level 1):</text:p>
      <text:p text:style-name="P4"><text:s text:c="5"/><text:span text:style-name="T3">Slash:</text:span> <text:s/></text:p>
      <text:p text:style-name="P4"><text:tab/>Positon: Near Danger Cart</text:p>
      <text:p text:style-name="P4"><text:s text:c="12"/>Dialogue: "Good job fixing that antenna. Now we will be able to communicate while </text:p>
      <text:p text:style-name="P10">you are out on missions. Brice is in desperate need of the key to his weapon and armor chest. He says he lost it in a cave outside town.. Find it for him and I'm sure he will sell you some gear cheap."</text:p>
      <text:p text:style-name="P4"/>
      <text:p text:style-name="P4"><text:s text:c="4"/><text:span text:style-name="T3">Brice</text:span>: </text:p>
      <text:p text:style-name="P4"><text:s text:c="12"/>Dialogue: "With that antenna fixed we will be able to broadcast a stronger distress signal and </text:p>
      <text:p text:style-name="P4"><text:s text:c="31"/>hopefully get some additional help. I really need that key for my <text:s/></text:p>
      <text:p text:style-name="P4"><text:s text:c="31"/>equipment stash, take a look for it out in the desert."</text:p>
      <text:p text:style-name="P4"><text:s text:c="13"/>Menu: Hidden</text:p>
      <text:p text:style-name="P4"/>
      <text:p text:style-name="P4"><text:s text:c="4"/><text:span text:style-name="T3">Dr. Tam</text:span>: </text:p>
      <text:p text:style-name="P4"><text:s text:c="12"/>Dialogue: "Click on my workbench to buy some of my healing potions!"</text:p>
      <text:p text:style-name="P4"/>
      <text:p text:style-name="P4"><text:s text:c="4"/><text:span text:style-name="T3">Old Man</text:span>: 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Level 2):</text:p>
      <text:p text:style-name="P4"/>
      <text:p text:style-name="P4"><text:span text:style-name="T3"><text:s/>Slash:</text:span> <text:s/></text:p>
      <text:p text:style-name="P4"><text:s text:c="12"/>Dialogue: "With that key you found Brice can finally open up his shop again. Visit <text:s text:c="3"/><text:tab/> <text:s text:c="2"/><text:tab/> <text:s text:c="18"/><text:tab/><text:tab/> <text:s text:c="6"/>him to see what he has for sale and buy some gear. I have a few more missions <text:s text:c="2"/><text:tab/> <text:s/><text:tab/> <text:s text:c="18"/>for you to run. You can see the missions you have available in the control panel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><text:soft-page-break/><text:s text:c="13"/>Menu: Available</text:p>
      <text:p text:style-name="P4"/>
      <text:p text:style-name="P4"><text:s text:c="4"/><text:span text:style-name="T3">Dr. Tam: </text:span></text:p>
      <text:p text:style-name="P4"><text:s text:c="12"/>Dialogue: <text:s/>"Click on my workbench to buy some of my healing potions!"</text:p>
      <text:p text:style-name="P4"><text:s text:c="12"/>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Level 5):</text:p>
      <text:p text:style-name="P4"/>
      <text:p text:style-name="P4"><text:span text:style-name="T3"><text:s/>Slash:</text:span> <text:s/></text:p>
      <text:p text:style-name="P4"><text:s text:c="12"/>Dialogue: "Did you see the size of that molebeast? That must have been the thing that ravaged our supply caravan. We have some reports of a damaged water pipe underground. There is an entrance to the underground cave system just past where the caravan was destroyed, go check it out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/>
      <text:p text:style-name="P4"><text:s text:c="4"/><text:span text:style-name="T3">Dr. Tam: </text:span></text:p>
      <text:p text:style-name="P4"><text:s text:c="12"/>Dialogue: "Click on my workbench to buy some of my healing potions!"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27.75</meta:creation-date>
    <dc:date>2014-05-24T18:47:35.64</dc:date>
    <meta:editing-duration>P5DT7H20M32S</meta:editing-duration>
    <meta:editing-cycles>86</meta:editing-cycles>
    <meta:generator>OpenOffice.org/3.4.1$Win32 OpenOffice.org_project/341m1$Build-9593</meta:generator>
    <meta:document-statistic meta:table-count="0" meta:image-count="0" meta:object-count="0" meta:page-count="4" meta:paragraph-count="128" meta:word-count="999" meta:character-count="6633"/>
  </office:meta>
</office:document-meta>
</file>